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6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9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9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7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9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9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9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9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9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9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7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9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7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9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9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9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9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9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9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7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9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7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9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9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7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9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7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9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9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9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7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9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9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6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7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9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7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21:45:42.4169679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74</meta:editing-cycles>
    <meta:editing-duration>PT4H32M3S</meta:editing-duration>
    <dc:title>Saison Ekkart</dc:title>
    <dc:date>2017-09-12T21:48:09.661604146</dc:date>
    <meta:generator>LibreOffice/5.1.6.2$Linux_X86_64 LibreOffice_project/10m0$Build-2</meta:generator>
    <meta:document-statistic meta:table-count="2" meta:cell-count="361" meta:object-count="0"/>
  </office:meta>
</office:document-meta>
</file>